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c889f" officeooo:paragraph-rsid="001c889f" style:font-size-asian="21pt" style:font-size-complex="24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3" style:family="paragraph" style:parent-style-name="Standard" style:list-style-name="L2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officeooo:rsid="001c889f" officeooo:paragraph-rsid="001c889f" style:font-size-asian="13.1000003814697pt" style:font-size-complex="15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officeooo:rsid="001d55d4" officeooo:paragraph-rsid="001d55d4" style:font-size-asian="13.1000003814697pt" style:font-size-complex="15pt"/>
    </style:style>
    <style:style style:name="T1" style:family="text">
      <style:text-properties fo:color="#c921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nnik aplikacji qt </text:p>
      <text:p text:style-name="P1"/>
      <text:list xml:id="list3797069464" text:style-name="L1">
        <text:list-item>
          <text:p text:style-name="P2"><text:span text:style-name="T1">15.04.23</text:span> <text:s/>na ten dzień działa:</text:p>
          <text:list>
            <text:list-header>
              <text:p text:style-name="P4">Komunikacja przez port szeregowy</text:p>
              <text:p text:style-name="P4">skonstruowane jest główne okno aplikacji.</text:p>
            </text:list-header>
            <text:list-item>
              <text:p text:style-name="P5">Stworzono działające rysowanie silosów, </text:p>
            </text:list-item>
            <text:list-item>
              <text:p text:style-name="P5">Dopracować wymiary i napisać wyświetlanie się parametrów.</text:p>
              <text:p text:style-name="P4"/>
            </text:list-item>
          </text:list>
        </text:list-item>
      </text:list>
      <text:list xml:id="list3794426812" text:style-name="L2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16:26:03.640541214</meta:creation-date>
    <dc:date>2023-04-16T00:03:07.811783349</dc:date>
    <meta:editing-duration>PT4M5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32" meta:character-count="229" meta:non-whitespace-character-count="204"/>
  </office:meta>
</office:document-meta>
</file>